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style:font-name="monospace"/>
    </style:style>
    <style:style style:name="P2" style:family="paragraph" style:parent-style-name="Preformatted_20_Text">
      <style:paragraph-properties fo:text-align="start" style:justify-single-word="false" style:writing-mode="lr-tb"/>
      <style:text-properties style:font-name="monospace"/>
    </style:style>
    <style:style style:name="T1" style:family="text">
      <style:text-properties fo:font-weight="bold"/>
    </style:style>
    <style:style style:name="T2" style:family="text">
      <style:text-properties officeooo:rsid="0003ee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2">Н</text:span>азвание графика задается командой gnuplot внутри опции <text:span text:style-name="T1">gnupot_preamble</text:span>. Команды gnuplot пишутся внутри общих кавычек и отделяются друг от друга точкой с запятой: </text:p>
      <text:p text:style-name="Text_20_body"><text:span text:style-name="Teletype">[gnuplot_preamble, </text:span><text:span text:style-name="Teletype"><text:span text:style-name="T1">"set title 'имя графика' ; "</text:span></text:span><text:span text:style-name="Teletype">]</text:span>; </text:p>
      <text:p text:style-name="Text_20_body">Названия осей <text:span text:style-name="Teletype"><text:span text:style-name="T1">[xlabel, "имя для оси x"], [ylabel, "имя для оси у"]</text:span></text:span>; </text:p>
      <text:p text:style-name="Text_20_body">Подписи кривых (легенда ) <text:span text:style-name="Teletype"><text:span text:style-name="T1">[legend, "кривая 1", "кривая 2", "и т. д."]</text:span></text:span>. </text:p>
      <text:p text:style-name="Text_20_body">Легенда выводятся в правом верхнем углу, изменить её положение можно командой gnuplot <text:span text:style-name="T1">set key</text:span>: </text:p>
      <text:p text:style-name="Text_20_body"><text:span text:style-name="Teletype"><text:span text:style-name="T1">set key bottom</text:span></text:span> — внизу; </text:p>
      <text:p text:style-name="Text_20_body"><text:span text:style-name="Teletype"><text:span text:style-name="T1">set key top left</text:span></text:span> — вверху слева; </text:p>
      <text:p text:style-name="Text_20_body"><text:span text:style-name="Teletype"><text:span text:style-name="T1">set key bottom center outside</text:span></text:span> — внизу по центру за пределами графика. </text:p>
      <text:p text:style-name="Text_20_body">Пара замечаний о выводе русских надписей при работе wxMaxima в ALT Linux. </text:p>
      <text:p text:style-name="Text_20_body">Кириллические буквы в легенде значительно увеличивают ее размеры, а команда wxplot2d не может отобразить русские литеры, так как не находит шрифт Arial. Для устранения последней проблемы надо установить в систему шрифты Microsoft, скомандовав в консоли (от имени root): <text:span text:style-name="Source_20_Text">apt-get install fonts-ttf-ms</text:span>. </text:p>
      <text:p text:style-name="Text_20_body"><text:span text:style-name="T1">Шкалы и линии сетки</text:span> можно менять при помощи следующих команд gnuplot [1]: </text:p>
      <text:p text:style-name="Text_20_body"><text:span text:style-name="Teletype"><text:span text:style-name="T1">set grid</text:span></text:span> — отображает сетку; </text:p>
      <text:p text:style-name="Text_20_body"><text:span text:style-name="Teletype"><text:span text:style-name="T1">set grid polar df</text:span></text:span> — задает радиальную сетку в полярной системе координат, df угол между ее линиями в радианах; </text:p>
      <text:p text:style-name="Text_20_body"><text:span text:style-name="Teletype"><text:span text:style-name="T1">set xtics dx; set ytics dy</text:span></text:span> — указание шага между основными линиями сетки (по x шаг=dx, по y шаг=dy); </text:p>
      <text:p text:style-name="Text_20_body"><text:span text:style-name="Teletype"><text:span text:style-name="T1">set border 3; set xtics nomirror</text:span></text:span> — убирает отражение оси х сверху; </text:p>
      <text:p text:style-name="Text_20_body"><text:span text:style-name="Teletype"><text:span text:style-name="T1">set mxtics n</text:span></text:span> — разбивает основные деления шкалы по оси х на n интервалов; </text:p>
      <text:p text:style-name="Text_20_body"><text:span text:style-name="Teletype"><text:span text:style-name="T1">set size ratio m</text:span></text:span> — рисует размер оси y в m раз больше размера оси х; </text:p>
      <text:p text:style-name="Text_20_body"><text:span text:style-name="Teletype"><text:span text:style-name="T1">set log x; set log y</text:span></text:span> — отображает шкалы на оси координат в логарифмическом масштабе. </text:p>
      <text:p text:style-name="Text_20_body"><text:span text:style-name="T1">Пример.</text:span> Построим графики некоторых специальных функций: интегрального косинуса Ci(x), интегрального синуса Si(x), функции ошибок erf(x) и дополнительной функции ошибок erfc(x): </text:p>
      <text:p text:style-name="P2">(%i1)</text:p>
      <text:p text:style-name="P2">plot2d([expintegral_ci(x),expintegral_si(x),erf(x),erfc(x)], [x,-6,6], [y,-3,3],[gnuplot_preamble, "set grid;set title 'Графики специальных функций'; </text:p>
      <text:p text:style-name="P2">set key bottom; set border 3; set xtics nomirror; set ytics nomirror; set mxtics 2;"],</text:p>
      <text:p text:style-name="P1">[xlabel,"Аргумент x"],[ylabel,"Значения y"],[legend,"Ci(x)","Si(x)","erf(x)","erfc(x)"])$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00:00:02.556916190</meta:creation-date>
    <dc:date>2015-10-14T15:27:52.673635613</dc:date>
    <meta:editing-duration>PT4H15M30S</meta:editing-duration>
    <meta:editing-cycles>1</meta:editing-cycles>
    <meta:document-statistic meta:table-count="0" meta:image-count="0" meta:object-count="0" meta:page-count="2" meta:paragraph-count="23" meta:word-count="294" meta:character-count="2065" meta:non-whitespace-character-count="1764"/>
    <meta:generator>LibreOffice/5.0.2.2$Linux_X86_64 LibreOffice_project/00m0$Build-2</meta:generator>
  </office:meta>
</office:document-meta>
</file>